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CollectorImpl.evalu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ificationWrapper.verify( Verification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ificationWrapper.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CollectorImpl.maybeVerifyLazily( Verification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CollectorImpl.append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ificationCollectorImpl.assertLazi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ificationCollectorImpl.rese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ificationCollectorImpl.collectAndRe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ificationCollectorImpl.VerificationCollecto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CollectorImpl.apply( final Statement base , final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erificationWrapper.VerificationWrapper( VerificationMod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